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lgun Gothic" svg:font-family="'Malgun Gothic'"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8.918cm" fo:margin-left="-1.894cm" table:align="left"/>
    </style:style>
    <style:style style:name="Table1.A" style:family="table-column">
      <style:table-column-properties style:column-width="10.398cm"/>
    </style:style>
    <style:style style:name="Table1.B" style:family="table-column">
      <style:table-column-properties style:column-width="8.52cm"/>
    </style:style>
    <style:style style:name="Table1.1" style:family="table-row">
      <style:table-row-properties style:min-row-height="7.011cm"/>
    </style:style>
    <style:style style:name="Table1.A1" style:family="table-cell">
      <style:table-cell-properties style:writing-mode="page"/>
    </style:style>
    <style:style style:name="Table1.2" style:family="table-row">
      <style:table-row-properties style:min-row-height="11.922cm"/>
    </style:style>
    <style:style style:name="Table2" style:family="table">
      <style:table-properties style:width="18.918cm" fo:margin-left="-1.894cm" table:align="left"/>
    </style:style>
    <style:style style:name="Table2.A" style:family="table-column">
      <style:table-column-properties style:column-width="10.398cm"/>
    </style:style>
    <style:style style:name="Table2.B" style:family="table-column">
      <style:table-column-properties style:column-width="8.52cm"/>
    </style:style>
    <style:style style:name="Table2.1" style:family="table-row">
      <style:table-row-properties style:min-row-height="7.011cm"/>
    </style:style>
    <style:style style:name="Table2.A1" style:family="table-cell">
      <style:table-cell-properties style:writing-mode="page"/>
    </style:style>
    <style:style style:name="Table2.2" style:family="table-row">
      <style:table-row-properties style:min-row-height="11.922cm"/>
    </style:style>
    <style:style style:name="Table3" style:family="table">
      <style:table-properties style:width="18.918cm" fo:margin-left="-1.894cm" table:align="left"/>
    </style:style>
    <style:style style:name="Table3.A" style:family="table-column">
      <style:table-column-properties style:column-width="10.398cm"/>
    </style:style>
    <style:style style:name="Table3.B" style:family="table-column">
      <style:table-column-properties style:column-width="8.52cm"/>
    </style:style>
    <style:style style:name="Table3.1" style:family="table-row">
      <style:table-row-properties style:min-row-height="7.011cm"/>
    </style:style>
    <style:style style:name="Table3.A1" style:family="table-cell">
      <style:table-cell-properties style:writing-mode="page"/>
    </style:style>
    <style:style style:name="Table3.2" style:family="table-row">
      <style:table-row-properties style:min-row-height="11.922cm"/>
    </style:style>
    <style:style style:name="P1" style:family="paragraph" style:parent-style-name="Standard">
      <style:paragraph-properties fo:text-align="center" style:justify-single-word="false"/>
      <style:text-properties style:font-name="Malgun Gothic" fo:font-size="14pt" style:font-size-asian="14pt" style:font-size-complex="14pt"/>
    </style:style>
    <style:style style:name="P2" style:family="paragraph" style:parent-style-name="Title">
      <style:text-properties style:font-name="Malgun Gothic"/>
    </style:style>
    <style:style style:name="P3" style:family="paragraph" style:parent-style-name="Title">
      <style:text-properties style:font-name="Malgun Gothic" officeooo:paragraph-rsid="001aa549"/>
    </style:style>
    <style:style style:name="P4" style:family="paragraph" style:parent-style-name="Title">
      <style:text-properties style:font-name="Malgun Gothic" style:text-underline-style="solid" style:text-underline-width="auto" style:text-underline-color="font-color" officeooo:paragraph-rsid="001aa549"/>
    </style:style>
    <style:style style:name="P5" style:family="paragraph" style:parent-style-name="Text_20_body">
      <style:text-properties style:font-name="Malgun Gothic" style:text-underline-style="solid" style:text-underline-width="auto" style:text-underline-color="font-color" officeooo:paragraph-rsid="001aa549"/>
    </style:style>
    <style:style style:name="P6" style:family="paragraph" style:parent-style-name="Standard">
      <style:paragraph-properties fo:text-align="start" style:justify-single-word="false"/>
      <style:text-properties style:font-name="Malgun Gothic" fo:font-size="14pt" officeooo:rsid="001aa549" officeooo:paragraph-rsid="001aa549" style:font-size-asian="14pt" style:font-size-complex="14pt"/>
    </style:style>
    <style:style style:name="P7" style:family="paragraph" style:parent-style-name="Text_20_body">
      <style:text-properties style:font-name="Malgun Gothic"/>
    </style:style>
    <style:style style:name="P8" style:family="paragraph" style:parent-style-name="Title">
      <style:text-properties style:font-name="Malgun Gothic" style:text-underline-style="solid" style:text-underline-width="auto" style:text-underline-color="font-color" fo:font-weight="bold" officeooo:rsid="001b074f" officeooo:paragraph-rsid="001b074f" style:font-weight-asian="bold" style:font-weight-complex="bold"/>
    </style:style>
    <style:style style:name="P9" style:family="paragraph" style:parent-style-name="Text_20_body">
      <style:text-properties style:font-name="Malgun Gothic" style:text-underline-style="none" fo:font-weight="normal" officeooo:rsid="001b074f" officeooo:paragraph-rsid="001b074f" style:font-weight-asian="normal" style:font-weight-complex="normal"/>
    </style:style>
    <style:style style:name="P10" style:family="paragraph" style:parent-style-name="Title">
      <style:text-properties style:font-name="Malgun Gothic" style:text-underline-style="solid" style:text-underline-width="auto" style:text-underline-color="font-color" officeooo:rsid="001d01f6" officeooo:paragraph-rsid="001d01f6"/>
    </style:style>
    <style:style style:name="P11" style:family="paragraph" style:parent-style-name="Text_20_body">
      <style:text-properties style:font-name="Malgun Gothic" style:text-underline-style="none" officeooo:rsid="001d01f6" officeooo:paragraph-rsid="001d01f6"/>
    </style:style>
    <style:style style:name="P12" style:family="paragraph" style:parent-style-name="Heading_20_1">
      <style:paragraph-properties fo:text-align="center" style:justify-single-word="false"/>
      <style:text-properties style:font-name="Malgun Gothic" style:text-underline-style="solid" style:text-underline-width="auto" style:text-underline-color="font-color" officeooo:rsid="002046d2" officeooo:paragraph-rsid="002046d2"/>
    </style:style>
    <style:style style:name="P13" style:family="paragraph" style:parent-style-name="Text_20_body">
      <style:paragraph-properties fo:text-align="center" style:justify-single-word="false"/>
      <style:text-properties style:font-name="Malgun Gothic" style:text-underline-style="none" officeooo:rsid="00217268" officeooo:paragraph-rsid="00217268"/>
    </style:style>
    <style:style style:name="P14" style:family="paragraph" style:parent-style-name="Text_20_body">
      <style:paragraph-properties fo:text-align="center" style:justify-single-word="false"/>
      <style:text-properties style:font-name="Malgun Gothic" officeooo:rsid="00217268" officeooo:paragraph-rsid="00217268"/>
    </style:style>
    <style:style style:name="P15" style:family="paragraph" style:parent-style-name="Heading_20_1">
      <style:text-properties style:font-name="Malgun Gothic"/>
    </style:style>
    <style:style style:name="P16" style:family="paragraph" style:parent-style-name="Title">
      <style:text-properties style:text-underline-style="solid" style:text-underline-width="auto" style:text-underline-color="font-color" officeooo:rsid="00217268" officeooo:paragraph-rsid="00217268"/>
    </style:style>
    <style:style style:name="P17" style:family="paragraph" style:parent-style-name="Heading_20_1">
      <style:text-properties style:text-underline-style="solid" style:text-underline-width="auto" style:text-underline-color="font-color" officeooo:rsid="00217268" officeooo:paragraph-rsid="00217268"/>
    </style:style>
    <style:style style:name="P18" style:family="paragraph" style:parent-style-name="Table_20_Contents">
      <style:text-properties style:text-underline-style="solid" style:text-underline-width="auto" style:text-underline-color="font-color" officeooo:rsid="00217268" officeooo:paragraph-rsid="00217268"/>
    </style:style>
    <style:style style:name="P19" style:family="paragraph" style:parent-style-name="Table_20_Contents">
      <style:text-properties style:text-underline-style="none" officeooo:rsid="00217268" officeooo:paragraph-rsid="00217268"/>
    </style:style>
    <style:style style:name="P20" style:family="paragraph" style:parent-style-name="Table_20_Contents">
      <style:text-properties style:text-underline-style="none" officeooo:rsid="0023135a" officeooo:paragraph-rsid="0023135a"/>
    </style:style>
    <style:style style:name="P21" style:family="paragraph" style:parent-style-name="Table_20_Contents">
      <style:text-properties style:text-underline-style="solid" style:text-underline-width="auto" style:text-underline-color="font-color" officeooo:rsid="00217268" officeooo:paragraph-rsid="0023135a"/>
    </style:style>
    <style:style style:name="P22" style:family="paragraph" style:parent-style-name="Table_20_Contents">
      <style:text-properties style:text-underline-style="none" officeooo:rsid="002ccfa9" officeooo:paragraph-rsid="002ccfa9"/>
    </style:style>
    <style:style style:name="P23" style:family="paragraph" style:parent-style-name="Text_20_body">
      <style:text-properties style:text-underline-style="solid" style:text-underline-width="auto" style:text-underline-color="font-color" officeooo:rsid="00217268" officeooo:paragraph-rsid="00217268"/>
    </style:style>
    <style:style style:name="P24" style:family="paragraph" style:parent-style-name="Heading_20_1">
      <style:text-properties style:text-underline-style="solid" style:text-underline-width="auto" style:text-underline-color="font-color" officeooo:rsid="00238a68" officeooo:paragraph-rsid="00238a68"/>
    </style:style>
    <style:style style:name="P25" style:family="paragraph" style:parent-style-name="Table_20_Contents">
      <style:text-properties style:text-underline-style="solid" style:text-underline-width="auto" style:text-underline-color="font-color" officeooo:rsid="00217268" officeooo:paragraph-rsid="00238a68"/>
    </style:style>
    <style:style style:name="P26" style:family="paragraph" style:parent-style-name="Table_20_Contents">
      <style:text-properties style:text-underline-style="none" officeooo:rsid="00238a68" officeooo:paragraph-rsid="00238a68"/>
    </style:style>
    <style:style style:name="P27" style:family="paragraph" style:parent-style-name="Table_20_Contents">
      <style:text-properties style:text-underline-style="none" officeooo:rsid="0023135a" officeooo:paragraph-rsid="00238a68"/>
    </style:style>
    <style:style style:name="P28" style:family="paragraph" style:parent-style-name="Standard">
      <style:text-properties style:text-underline-style="solid" style:text-underline-width="auto" style:text-underline-color="font-color" officeooo:rsid="00238a68" officeooo:paragraph-rsid="00238a68"/>
    </style:style>
    <style:style style:name="P29" style:family="paragraph" style:parent-style-name="Heading_20_1">
      <style:text-properties style:text-underline-style="solid" style:text-underline-width="auto" style:text-underline-color="font-color" officeooo:rsid="00255bf1" officeooo:paragraph-rsid="00255bf1"/>
    </style:style>
    <style:style style:name="P30" style:family="paragraph" style:parent-style-name="Table_20_Contents">
      <style:text-properties style:text-underline-style="solid" style:text-underline-width="auto" style:text-underline-color="font-color" officeooo:rsid="00217268" officeooo:paragraph-rsid="00255bf1"/>
    </style:style>
    <style:style style:name="P31" style:family="paragraph" style:parent-style-name="Table_20_Contents">
      <style:text-properties style:text-underline-style="none" officeooo:rsid="00217268" officeooo:paragraph-rsid="00255bf1"/>
    </style:style>
    <style:style style:name="P32" style:family="paragraph" style:parent-style-name="Table_20_Contents">
      <style:text-properties style:text-underline-style="none" officeooo:rsid="0023135a" officeooo:paragraph-rsid="00255bf1"/>
    </style:style>
    <style:style style:name="P33" style:family="paragraph" style:parent-style-name="Standard">
      <style:text-properties style:text-underline-style="solid" style:text-underline-width="auto" style:text-underline-color="font-color" officeooo:rsid="00255bf1" officeooo:paragraph-rsid="00255bf1"/>
    </style:style>
    <style:style style:name="P34" style:family="paragraph" style:parent-style-name="Heading_20_1">
      <style:text-properties style:text-underline-style="solid" style:text-underline-width="auto" style:text-underline-color="font-color" fo:font-weight="bold" officeooo:rsid="00287d07" officeooo:paragraph-rsid="00287d07"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287d07" officeooo:paragraph-rsid="00287d07" style:font-weight-asian="bold" style:font-weight-complex="bold"/>
    </style:style>
    <style:style style:name="P36" style:family="paragraph" style:parent-style-name="Heading_20_1">
      <style:text-properties style:text-underline-style="solid" style:text-underline-width="auto" style:text-underline-color="font-color" officeooo:rsid="00287d07" officeooo:paragraph-rsid="00287d07"/>
    </style:style>
    <style:style style:name="P37" style:family="paragraph" style:parent-style-name="Text_20_body">
      <style:text-properties style:text-underline-style="solid" style:text-underline-width="auto" style:text-underline-color="font-color" officeooo:rsid="00287d07" officeooo:paragraph-rsid="00287d07"/>
    </style:style>
    <style:style style:name="P38" style:family="paragraph" style:parent-style-name="Text_20_body">
      <style:text-properties style:text-underline-style="none" officeooo:rsid="00287d07" officeooo:paragraph-rsid="00287d07"/>
    </style:style>
    <style:style style:name="P39" style:family="paragraph" style:parent-style-name="Heading_20_1">
      <style:text-properties style:text-underline-style="solid" style:text-underline-width="auto" style:text-underline-color="font-color" officeooo:rsid="002993ee" officeooo:paragraph-rsid="002993ee"/>
    </style:style>
    <style:style style:name="P40" style:family="paragraph" style:parent-style-name="Text_20_body">
      <style:text-properties style:text-underline-style="none" officeooo:rsid="002993ee" officeooo:paragraph-rsid="002993ee"/>
    </style:style>
    <style:style style:name="P41" style:family="paragraph" style:parent-style-name="Heading_20_1">
      <style:text-properties officeooo:rsid="002a2fdb" officeooo:paragraph-rsid="002a2fdb"/>
    </style:style>
    <style:style style:name="P42" style:family="paragraph" style:parent-style-name="Text_20_body">
      <style:text-properties officeooo:rsid="002a2fdb" officeooo:paragraph-rsid="002a2fdb"/>
    </style:style>
    <style:style style:name="P43" style:family="paragraph" style:parent-style-name="Heading_20_1">
      <style:text-properties style:text-underline-style="solid" style:text-underline-width="auto" style:text-underline-color="font-color" officeooo:rsid="002a2fdb" officeooo:paragraph-rsid="002a2fdb"/>
    </style:style>
    <style:style style:name="P44" style:family="paragraph" style:parent-style-name="Text_20_body">
      <style:text-properties style:text-underline-style="none" officeooo:rsid="002a2fdb" officeooo:paragraph-rsid="002a2fdb"/>
    </style:style>
    <style:style style:name="T1" style:family="text">
      <style:text-properties officeooo:rsid="001aa549"/>
    </style:style>
    <style:style style:name="T2" style:family="text">
      <style:text-properties officeooo:rsid="001b074f"/>
    </style:style>
    <style:style style:name="T3" style:family="text">
      <style:text-properties officeooo:rsid="001ef8ec"/>
    </style:style>
    <style:style style:name="T4" style:family="text">
      <style:text-properties officeooo:rsid="0023135a"/>
    </style:style>
    <style:style style:name="T5" style:family="text">
      <style:text-properties officeooo:rsid="00255b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
      <text:p text:style-name="P2">Proposal for Riget Zoo Adventures (RZA)</text:p>
      <text:p text:style-name="P2">by </text:p>
      <text:p text:style-name="P3">Harris Butt</text:p>
      <text:p text:style-name="P4"/>
      <text:p text:style-name="P4"/>
      <text:p text:style-name="P4"/>
      <text:p text:style-name="P4"/>
      <text:p text:style-name="P4"/>
      <text:p text:style-name="P5"/>
      <text:p text:style-name="P4"><text:soft-page-break/></text:p>
      <text:p text:style-name="P4"><text:span text:style-name="T1">Business</text:span> overview</text:p>
      <text:p text:style-name="P6"/>
      <text:p text:style-name="P7">RZA is a company that offers <text:span text:style-name="T2">a wildlife zoo experience with on-site hotels and educational visits. They have hired me to work on their new digital solution.</text:span></text:p>
      <text:p text:style-name="P6"/>
      <text:p text:style-name="P8">Problem overview</text:p>
      <text:p text:style-name="P9">RZA need a digital solution that must allow a user to create an account, to book tickets for the zoo, check availability of the hotel and book a stay at the hotel. They would also like to have accessibility features to support a large range of users and a loyalty scheme with rewards.</text:p>
      <text:p text:style-name="P10">Scope</text:p>
      <text:p text:style-name="P11">The scope of this project is massive <text:span text:style-name="T3">and given the time constraints and the fact that I am working on this solo </text:span></text:p>
      <text:p text:style-name="P10">User groups</text:p>
      <text:h text:style-name="P12" text:outline-level="1">RZA Management</text:h>
      <text:p text:style-name="P13">This user groups is 30+ due to the experience that is required to do this job. They want a way to easily see the amount of people coming in on dates and hotel avaibliity and revenue for each days. They might also want summaries of each month with the amount of tickets booked revenue ect.</text:p>
      <text:h text:style-name="P12" text:outline-level="1">Parents</text:h>
      <text:p text:style-name="P14">This user groups is 22+ with younger kids. They want a quick easy way to book tickets and hotels with a loyalty scheme to gain rewards.</text:p>
      <text:h text:style-name="P12" text:outline-level="1"><text:soft-page-break/>Educational Institutions</text:h>
      <text:p text:style-name="P13">This user group is 30+ and has to take into consideration a lot of factors. They want to see what animals are there and maps of the places to they can plan out the day due to the fact its more then likely to be kids under the age of 12 and some kids might of special needs.</text:p>
      <text:h text:style-name="P15" text:outline-level="1"/>
      <text:p text:style-name="P7"/>
      <text:p text:style-name="P16">Empathy map</text:p>
      <text:h text:style-name="P17" text:outline-level="1">Management</text:h>
      <table:table table:name="Table1" table:style-name="Table1">
        <table:table-column table:style-name="Table1.A"/>
        <table:table-column table:style-name="Table1.B"/>
        <table:table-row table:style-name="Table1.1">
          <table:table-cell table:style-name="Table1.A1" office:value-type="string">
            <text:p text:style-name="P18">Says</text:p>
            <text:p text:style-name="P19">I want to know how much we made <text:span text:style-name="T4">over time periods</text:span></text:p>
            <text:p text:style-name="P19"/>
            <text:p text:style-name="P19"/>
            <text:p text:style-name="P20">I want an easy way to see how many visits we get over time period</text:p>
            <text:p text:style-name="P20"/>
            <text:p text:style-name="P20"/>
          </table:table-cell>
          <table:table-cell table:style-name="Table1.A1" office:value-type="string">
            <text:p text:style-name="P18">Thinks</text:p>
            <text:p text:style-name="P19">I wish there was a <text:span text:style-name="T4">way</text:span> to see how much we made <text:span text:style-name="T4">over time periods to make business decisions</text:span></text:p>
            <text:p text:style-name="P19"/>
            <text:p text:style-name="P20">I wish there was a way to see how many visits we get over time periods</text:p>
          </table:table-cell>
        </table:table-row>
        <text:soft-page-break/>
        <table:table-row table:style-name="Table1.2">
          <table:table-cell table:style-name="Table1.A1" office:value-type="string">
            <text:p text:style-name="P21">Does</text:p>
            <text:p text:style-name="P20">Spends money on accountants, hassles staff for the data,</text:p>
            <text:p text:style-name="P20"/>
            <text:p text:style-name="P20"/>
            <text:p text:style-name="P20"/>
            <text:p text:style-name="P20"/>
            <text:p text:style-name="P22">Out sources to external companies to help them get the data</text:p>
            <text:p text:style-name="P20"/>
            <text:p text:style-name="P20"/>
          </table:table-cell>
          <table:table-cell table:style-name="Table1.A1" office:value-type="string">
            <text:p text:style-name="P21">Feels</text:p>
            <text:p text:style-name="P20">Frustrated, annoyed and stressed due to all the extra expenses, unsure if the data is 100% accurate all the time, worries that they made have made the wrong choice due to incorrect data.</text:p>
            <text:p text:style-name="P20"/>
            <text:p text:style-name="P22">Aggravated, stressed, annoyed due to extra expensive and time wasted</text:p>
          </table:table-cell>
        </table:table-row>
      </table:table>
      <text:p text:style-name="P23"/>
      <text:h text:style-name="P24" text:outline-level="1">Educational Institutions</text:h>
      <table:table table:name="Table2" table:style-name="Table2">
        <table:table-column table:style-name="Table2.A"/>
        <table:table-column table:style-name="Table2.B"/>
        <table:table-row table:style-name="Table2.1">
          <table:table-cell table:style-name="Table2.A1" office:value-type="string">
            <text:p text:style-name="P25">Says</text:p>
            <text:p text:style-name="P26">I want to be able to see what animals are in the zoo</text:p>
          </table:table-cell>
          <table:table-cell table:style-name="Table2.A1" office:value-type="string">
            <text:p text:style-name="P25">Thinks</text:p>
            <text:p text:style-name="P26">I wish there was a way to see what animals are there due to <text:span text:style-name="T5">some kids under the S.E.N.D umbrella</text:span></text:p>
          </table:table-cell>
        </table:table-row>
        <text:soft-page-break/>
        <table:table-row table:style-name="Table2.2">
          <table:table-cell table:style-name="Table2.A1" office:value-type="string">
            <text:p text:style-name="P25">Does</text:p>
            <text:p text:style-name="P22">calls the zoo </text:p>
            <text:p text:style-name="P27"/>
          </table:table-cell>
          <table:table-cell table:style-name="Table2.A1" office:value-type="string">
            <text:p text:style-name="P25">Feels.</text:p>
            <text:p text:style-name="P27"/>
          </table:table-cell>
        </table:table-row>
      </table:table>
      <text:p text:style-name="P28"/>
      <text:h text:style-name="P29" text:outline-level="1">Parents</text:h>
      <table:table table:name="Table3" table:style-name="Table3">
        <table:table-column table:style-name="Table3.A"/>
        <table:table-column table:style-name="Table3.B"/>
        <table:table-row table:style-name="Table3.1">
          <table:table-cell table:style-name="Table3.A1" office:value-type="string">
            <text:p text:style-name="P30">Says</text:p>
            <text:p text:style-name="P31"/>
          </table:table-cell>
          <table:table-cell table:style-name="Table3.A1" office:value-type="string">
            <text:p text:style-name="P30">Thinks</text:p>
            <text:p text:style-name="P31"/>
          </table:table-cell>
        </table:table-row>
        <text:soft-page-break/>
        <table:table-row table:style-name="Table3.2">
          <table:table-cell table:style-name="Table3.A1" office:value-type="string">
            <text:p text:style-name="P30">Does</text:p>
            <text:p text:style-name="P32"/>
            <text:p text:style-name="P32"/>
            <text:p text:style-name="P32"/>
            <text:p text:style-name="P32"/>
          </table:table-cell>
          <table:table-cell table:style-name="Table3.A1" office:value-type="string">
            <text:p text:style-name="P30">Feels</text:p>
            <text:p text:style-name="P32"/>
          </table:table-cell>
        </table:table-row>
      </table:table>
      <text:p text:style-name="P33"/>
      <text:p text:style-name="P33"/>
      <text:p text:style-name="P33"/>
      <text:p text:style-name="P33"/>
      <text:h text:style-name="P34" text:outline-level="1">User stories</text:h>
      <text:p text:style-name="P35"/>
      <text:p text:style-name="P35"/>
      <text:p text:style-name="P35"/>
      <text:p text:style-name="P35"/>
      <text:h text:style-name="P36" text:outline-level="1">Laws/Guidance/ Legislation</text:h>
      <text:p text:style-name="P37"/>
      <text:p text:style-name="P37"/>
      <text:p text:style-name="P37"/>
      <text:p text:style-name="P37"/>
      <text:p text:style-name="P37"/>
      <text:p text:style-name="P37"/>
      <text:p text:style-name="P37"/>
      <text:h text:style-name="P36" text:outline-level="1"><text:soft-page-break/>Alterative systems</text:h>
      <text:p text:style-name="P38">Get 3/5 similar systems and explain what they are doing well what they fail to do and what yuk are going to steal</text:p>
      <text:p text:style-name="P38"/>
      <text:h text:style-name="P36" text:outline-level="1">Risks</text:h>
      <text:p text:style-name="P38">What security risks exsist what can you do to prevent them. What sort of risks might come up that can impeed you from completing the prject</text:p>
      <text:p text:style-name="P38">a risk is that the client can keep changing their mind everytime so to help mitigate this so to help prevent this we will keep in regular contact with the client with short ‘sprints’ of code so if the client changes their mind we are not too far deleveoped into an idea and can easily go back.</text:p>
      <text:p text:style-name="P38"/>
      <text:p text:style-name="P38"/>
      <text:h text:style-name="P39" text:outline-level="1">Decomposition</text:h>
      <text:p text:style-name="P40">This is a diagram that breaks down the problem into the structure of the website that shows each feature you have on the page</text:p>
      <text:p text:style-name="P40"/>
      <text:p text:style-name="P40"/>
      <text:h text:style-name="P39" text:outline-level="1">User acceptance criteria</text:h>
      <text:p text:style-name="P40">This is what the users want in a crear way</text:p>
      <text:p text:style-name="P40"/>
      <text:h text:style-name="P39" text:outline-level="1">NFR AND FR</text:h>
      <text:p text:style-name="P40">Fr – things that the system should do for the users</text:p>
      <text:p text:style-name="P40">nfr – things that the code should do for the system side</text:p>
      <text:p text:style-name="P40"/>
      <text:h text:style-name="P41" text:outline-level="1">Key Performance Indicaters</text:h>
      <text:p text:style-name="P42">Thingd that will kep the sucsess of the prgect so what the client wants the system to do for them to benefit them</text:p>
      <text:p text:style-name="P42"/>
      <text:p text:style-name="P42"/>
      <text:p text:style-name="P42"/>
      <text:h text:style-name="P43" text:outline-level="1"><text:soft-page-break/>Description of the proposed system</text:h>
      <text:p text:style-name="P44">gic=ve them an overview of what the system will b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lgun Gothic" svg:font-family="'Malgun Gothic'"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21.784472400</meta:creation-date>
    <meta:generator>LibreOffice/25.8.3.2$Windows_X86_64 LibreOffice_project/8ca8d55c161d602844f5428fa4b58097424e324e</meta:generator>
    <dc:date>2026-02-05T10:24:56.366376200</dc:date>
    <meta:editing-duration>PT2H24M22S</meta:editing-duration>
    <meta:editing-cycles>5</meta:editing-cycles>
    <meta:document-statistic meta:table-count="3" meta:image-count="0" meta:object-count="0" meta:page-count="8" meta:paragraph-count="61" meta:word-count="656" meta:character-count="3461" meta:non-whitespace-character-count="2861"/>
  </office:meta>
</office:document-meta>
</file>